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9000000BF7B5677BBFDDAA6D8.png" manifest:media-type="image/png"/>
  <manifest:file-entry manifest:full-path="Pictures/10000201000001B9000000BF2FA13BE2A8E98302.png" manifest:media-type="image/png"/>
  <manifest:file-entry manifest:full-path="Pictures/100002010000029000000178264C06D74C396B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fd81" officeooo:paragraph-rsid="000ac907"/>
    </style:style>
    <style:style style:name="P2" style:family="paragraph" style:parent-style-name="Text_20_body">
      <style:text-properties officeooo:rsid="0009fd81" officeooo:paragraph-rsid="000b9767"/>
    </style:style>
    <style:style style:name="P3" style:family="paragraph" style:parent-style-name="Text_20_body">
      <style:text-properties officeooo:rsid="000af8a9" officeooo:paragraph-rsid="000af8a9"/>
    </style:style>
    <style:style style:name="P4" style:family="paragraph" style:parent-style-name="Text_20_body">
      <style:text-properties officeooo:rsid="000db8ad" officeooo:paragraph-rsid="000e00e2"/>
    </style:style>
    <style:style style:name="P5" style:family="paragraph" style:parent-style-name="Text_20_body">
      <style:text-properties style:font-name="Courier New" officeooo:rsid="000db8ad" officeooo:paragraph-rsid="000e00e2"/>
    </style:style>
    <style:style style:name="P6" style:family="paragraph" style:parent-style-name="Text_20_body">
      <style:text-properties style:font-name="Times New Roman" officeooo:rsid="000db8ad" officeooo:paragraph-rsid="000e00e2"/>
    </style:style>
    <style:style style:name="P7" style:family="paragraph" style:parent-style-name="Heading">
      <style:text-properties officeooo:paragraph-rsid="000db8ad"/>
    </style:style>
    <style:style style:name="P8" style:family="paragraph" style:parent-style-name="Title">
      <style:text-properties officeooo:rsid="001346bd" officeooo:paragraph-rsid="0009fd81"/>
    </style:style>
    <style:style style:name="T1" style:family="text">
      <style:text-properties officeooo:rsid="000af8a9"/>
    </style:style>
    <style:style style:name="T2" style:family="text">
      <style:text-properties fo:font-weight="bold" style:font-weight-asian="bold" style:font-weight-complex="bold"/>
    </style:style>
    <style:style style:name="T3" style:family="text">
      <style:text-properties fo:font-weight="bold" officeooo:rsid="000af8a9" style:font-weight-asian="bold" style:font-weight-complex="bold"/>
    </style:style>
    <style:style style:name="T4" style:family="text">
      <style:text-properties style:text-position="super 58%" officeooo:rsid="000af8a9"/>
    </style:style>
    <style:style style:name="T5" style:family="text">
      <style:text-properties officeooo:rsid="000b9767"/>
    </style:style>
    <style:style style:name="T6" style:family="text">
      <style:text-properties officeooo:rsid="000e00e2"/>
    </style:style>
    <style:style style:name="T7" style:family="text">
      <style:text-properties fo:color="#ff9900" style:font-name="Courier New" officeooo:rsid="000e00e2"/>
    </style:style>
    <style:style style:name="T8" style:family="text">
      <style:text-properties fo:color="#ff9900" officeooo:rsid="000e00e2"/>
    </style:style>
    <style:style style:name="T9" style:family="text">
      <style:text-properties fo:color="#669900" style:font-name="Courier New" officeooo:rsid="000e00e2"/>
    </style:style>
    <style:style style:name="T10" style:family="text">
      <style:text-properties fo:color="#669900" officeooo:rsid="000e00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rial Communications</text:p>
      <text:p text:style-name="Heading"><text:line-break/><text:span text:style-name="T5">Introduction</text:span></text:p>
      <text:p text:style-name="P3"><text:line-break/>Lets say you need to get some collection of data from point device A to device B by using some kind using some system of wires connecting the two devices. There are a couple of different approaches you could use to implement this tranfer of data. <text:line-break/><text:line-break/><text:span text:style-name="T2">Parallel</text:span> – One approach is to create a parallel bus, in which many individual wires connect the two device, and down each of these wires we can transfer some amount of data simultaneously. This approach has the advantage of sending the data more quickly and easily; but has the disadvantage of requiring far more wires.</text:p>
      <text:p text:style-name="P1"><draw:frame draw:style-name="fr1" draw:name="Image1" text:anchor-type="paragraph" svg:x="1.3638in" svg:y="0.1209in" svg:width="3.4744in" svg:height="1.4118in" draw:z-index="0"><draw:image xlink:href="Pictures/10000201000001B9000000BF7B5677BBFDDAA6D8.png" xlink:type="simple" xlink:show="embed" xlink:actuate="onLoad"/></draw:frame><text:line-break/></text:p>
      <text:p text:style-name="P1"/>
      <text:p text:style-name="P1"/>
      <text:p text:style-name="P1"/>
      <text:p text:style-name="P1"><text:line-break/><text:line-break/><text:line-break/><text:span text:style-name="T3">Serial</text:span><text:span text:style-name="T1"> – Another approch is to create a serial wire in which the data is put into a list and sent, one element at a time, down a single wire. This has the advantage of requiring only a single wire connecting the devices; but has the disadvantage of being slower and requiring some processing on each end to serialize then deserialize the data. </text:span></text:p>
      <text:p text:style-name="P1"/>
      <text:p text:style-name="P1"><draw:frame draw:style-name="fr1" draw:name="Image2" text:anchor-type="paragraph" svg:x="1.3819in" svg:y="-0.0256in" svg:width="3.4772in" svg:height="1.5063in" draw:z-index="1"><draw:image xlink:href="Pictures/10000201000001B9000000BF2FA13BE2A8E98302.png" xlink:type="simple" xlink:show="embed" xlink:actuate="onLoad"/></draw:frame></text:p>
      <text:p text:style-name="P1"/>
      <text:p text:style-name="P1"/>
      <text:p text:style-name="P1"/>
      <text:p text:style-name="P1"/>
      <text:p text:style-name="P2"><text:line-break/><text:line-break/>Technically speaking (the best kind of speaking), <text:span text:style-name="T1">all the digital interfaces we will examine in this course (Serial, SPI, I</text:span><text:span text:style-name="T4">2</text:span><text:span text:style-name="T1">C)</text:span> <text:span text:style-name="T1">are examples of serial interfaces. However, when we use the term serial interface, we are usually referring to the type of serial interface that is implemented by USB and the Arduino, and that's an asyncronous hardware serial interface. Asyncronous: because the two devices are not syncronized by a shared clock line. Hardware: because the Arduino's UART chip handles the communication so we don't need to run software on the Arduino's processor to implement the interface. </text:span></text:p>
      <text:p text:style-name="P2"/>
      <text:p text:style-name="P2"><text:span text:style-name="T1"><text:line-break/></text:span><text:soft-page-break/></text:p>
      <text:p text:style-name="P7"><draw:frame draw:style-name="fr1" draw:name="Image3" text:anchor-type="paragraph" svg:x="-0.1807in" svg:y="0.6508in" svg:width="6.4665in" svg:height="3.7055in" draw:z-index="2"><draw:image xlink:href="Pictures/100002010000029000000178264C06D74C396BF8.png" xlink:type="simple" xlink:show="embed" xlink:actuate="onLoad"/></draw:frame>Arduino Serial Interface<text:line-break/><text:line-break/> </text:p>
      <text:p text:style-name="P4"><text:line-break/></text:p>
      <text:p text:style-name="P4"><text:span text:style-name="T6">First, we initialize the serial interface using the </text:span><text:span text:style-name="T7">Serial.begin()</text:span><text:span text:style-name="T6"> word. This creates an empty buffer ready to accept data form the serial connection. </text:span></text:p>
      <text:p text:style-name="P4"/>
      <text:p text:style-name="P4"><text:span text:style-name="T6">Next, the Ardiuno enters into a loop where it is constantly polling the serial buffer to see if there are any bytes written into it. This is done in the </text:span><text:span text:style-name="T9">loop</text:span><text:span text:style-name="T6"> function where we are calling </text:span></text:p>
      <text:p text:style-name="P5"><text:span text:style-name="T10">if</text:span><text:span text:style-name="T6">(</text:span><text:span text:style-name="T8">Serial.available</text:span><text:span text:style-name="T6">( ) &gt; 0) </text:span></text:p>
      <text:p text:style-name="P6"><text:span text:style-name="T6">This is asking for the number of bytes written into the serial buffer, and continuing if that number is greater than zero. <text:line-break/><text:line-break/>At some point, the device on the other side of the serial connection, in our case the computers running the Arduino Serial Monitor, will send some bytes of data which are written into the buffer. The Arduino detects that there are available bytes in the buffer.<text:line-break/><text:line-break/><text:line-break/>Finally, the Arduino loops over all the bytes in the buffer. It reads and clips the first item in the buffer using the Serial.Read( ) funciton.<text:line-break/><text:line-break/>It casts this byte as a char and then adds that char to the end of a list of char, commonly known as a string, to contruct the message.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10S</meta:editing-duration>
    <meta:editing-cycles>4</meta:editing-cycles>
    <meta:generator>LibreOffice/5.2.1.2$Windows_x86 LibreOffice_project/31dd62db80d4e60af04904455ec9c9219178d620</meta:generator>
    <dc:date>2017-03-21T12:18:01.716000000</dc:date>
    <meta:document-statistic meta:table-count="0" meta:image-count="3" meta:object-count="0" meta:page-count="2" meta:paragraph-count="13" meta:word-count="449" meta:character-count="2622" meta:non-whitespace-character-count="2153"/>
    <meta:user-defined meta:name="Info 1"/>
    <meta:user-defined meta:name="Info 2"/>
    <meta:user-defined meta:name="Info 3"/>
    <meta:user-defined meta:name="Info 4"/>
  </office:meta>
</office:document-meta>
</file>